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Deuteronomy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DEUTERONOMY 1-4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OVERVIEW OF ISRAEL AT MOUNT SINAI (Deut. 11 -1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OVERVIEW OF ISRAEL AT MOUNT SINAI (Deut. 11 -18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rea promised by the Lord (Deut. 1:7-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dministrators picked by Moses (Deut. 1:9-1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DEUTERONOMY 1-4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AN OVERVIEW OF ISRAEL AT MOUNT SINAI (Deut. 11 -18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N OVERVIEW OF ISRAEL AT KADESH-BARNEA (Deut. 1:19-46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N OVERVIEW OF ISRAEL AT KADESH-BARNEA (Deut. 1:19-46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oute of the spies (Deut. 1:19-25): See Num. 13:1-17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bellion of the crowd (Deut. 1:26-33): See Num. 14:1-4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tribution by the Lord (Deut. 1:34-46): See Num. 14:26-38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DEUTERONOMY 1-4<text:s text:c="1"/></text:span><text:span text:style-name="a548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N OVERVIEW OF ISRAEL AT MOUNT SINAI (Deut. 11 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N OVERVIEW OF ISRAEL AT KADESH-BARNEA (Deut. 1:19-4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N OVERVIEW OF ISRAEL EN ROUTE TO THE JORDAN RIVER (Deut.2:1-3:2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AN OVERVIEW OF ISRAEL EN ROUTE TO THE JORDAN RIVER (Deut.2:1-3:29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three friends (peaceful nations) (Deut. 2:4-23):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three friends (peaceful nations) (Deut. 2:4-23):<text:s text:c="1"/></text:span><text:span text:style-name="a576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Seir (Deut. 2:4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Moab (Deut. 2:9-1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Ammon (Deut. 2:16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N OVERVIEW OF ISRAEL EN ROUTE TO THE JORDAN RIVER (Deut.2:1-3:29):<text:s text:c="1"/>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three friends (peaceful nations) (Deut. 2:4-2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two foes (enemy nations) (Deut. 2:24-3:1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two foes (enemy nations) (Deut. 2:24-3:11):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King Sihon of Heshbon (Deut. 2:24-3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King Og of Bashan (Deut. 3:1-11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AN OVERVIEW OF ISRAEL EN ROUTE TO THE JORDAN RIVER (Deut.2:1-3:29):<text:s text:c="1"/></text:span><text:span text:style-name="a624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three friends (peaceful nations) (Deut. 2:4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two foes (enemy nations) (Deut. 2:24-3: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two favors (Deut. 3:12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two favors (Deut. 3:12-29)<text:s text:c="1"/></text:span><text:span text:style-name="a642" text:class-names=""/></text:p>
          </draw:text-box>
          <svg:title/>
          <svg:desc/>
        </draw:frame>
        <draw:frame draw:id="id113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quest of the 2 ½ tribes (Deut. 3:12-2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quest of Moses (Deut. 3:23-2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3" draw:style-name="a655" draw:master-page-name="Master1-Layout12-tx-Title-and-Text" presentation:presentation-page-layout-name="Master1-PPL12" draw:id="Slide-268">
        <draw:frame draw:id="id114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AN OVERVIEW OF ISRAEL EN ROUTE TO THE JORDAN RIVER (Deut.2:1-3:29):<text:s text:c="1"/></text:span><text:span text:style-name="a657" text:class-names=""/></text:p>
          </draw:text-box>
          <svg:title/>
          <svg:desc/>
        </draw:frame>
        <draw:frame draw:id="id115" presentation:style-name="a675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three friends (peaceful nations) (Deut. 2:4-2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two foes (enemy nations) (Deut. 2:24-3: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two favors (Deut. 3:12-29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N OVERVIEW OF ISRAEL'S RELATIONSHIP WITH THE LORD (Deut. 4:1-49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4" draw:style-name="a676" draw:master-page-name="Master1-Layout12-tx-Title-and-Text" presentation:presentation-page-layout-name="Master1-PPL12" draw:id="Slide-269">
        <draw:frame draw:id="id116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AN OVERVIEW OF ISRAEL'S RELATIONSHIP WITH THE LORD (Deut. 4:1-49)<text:s text:c="1"/></text:span><text:span text:style-name="a678" text:class-names=""/></text:p>
          </draw:text-box>
          <svg:title/>
          <svg:desc/>
        </draw:frame>
        <draw:frame draw:id="id117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God of Israel (Deut. 4:1-19, 24, 31-4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Israel of God (Deut. 4:20-23, 25-30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Law of Moses (Deut. 4:41-4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5" draw:style-name="a694" draw:master-page-name="Master1-Layout12-tx-Title-and-Text" presentation:presentation-page-layout-name="Master1-PPL12" draw:id="Slide-270">
        <draw:frame draw:id="id118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AN OVERVIEW OF ISRAEL EN ROUTE TO THE JORDAN RIVER (Deut.2:1-3:29):<text:s text:c="1"/></text:span><text:span text:style-name="a696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three friends (peaceful nations) (Deut. 2:4-23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two foes (enemy nations) (Deut. 2:24-3:11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two favors (Deut. 3:12-29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AN OVERVIEW OF ISRAEL'S RELATIONSHIP WITH THE LORD (Deut. 4:1-4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DEUTERONOMY 1-4<text:s text:c="1"/></text:span><text:span text:style-name="a717" text:class-names=""/></text:p>
          </draw:text-box>
          <svg:title/>
          <svg:desc/>
        </draw:frame>
        <draw:frame draw:id="id121" presentation:style-name="a732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AN OVERVIEW OF ISRAEL AT MOUNT SINAI (Deut. 11 -18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AN OVERVIEW OF ISRAEL AT KADESH-BARNEA (Deut. 1:19-4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AN OVERVIEW OF ISRAEL EN ROUTE TO THE JORDAN RIVER (Deut.2:1-3:29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7" draw:style-name="a733" draw:master-page-name="Master1-Layout1-title-Title-Slide" presentation:presentation-page-layout-name="Master1-PPL1" draw:id="Slide-272">
        <draw:frame draw:id="id122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DEUTERONOMY 5-26<text:s text:c="1"/></text:span><text:span text:style-name="a735" text:class-names=""/></text:p>
          </draw:text-box>
          <svg:title/>
          <svg:desc/>
        </draw:frame>
        <draw:frame draw:id="id123" presentation:style-name="a742" draw:name="Subtitle 2" svg:x="1.38in" svg:y="5.25in" svg:width="10.3in" svg:height="1.85in" presentation:class="subtitle" presentation:placeholder="false">
          <draw:text-box>
            <text:p text:style-name="a739" text:class-names="" text:cond-style-name=""><text:span text:style-name="a738" text:class-names="">CONCERNING THE MORAL LAW:<text:s text:c="1"/></text:span></text:p>
            <text:p text:style-name="a741" text:class-names="" text:cond-style-name=""><text:span text:style-name="a740" text:class-names=""/></text:p>
          </draw:text-box>
          <svg:title/>
          <svg:desc/>
        </draw:frame>
      </draw:page>
      <draw:page draw:name="Slide18" draw:style-name="a743" draw:master-page-name="Master1-Layout12-tx-Title-and-Text" presentation:presentation-page-layout-name="Master1-PPL12" draw:id="Slide-273">
        <draw:frame draw:id="id124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CONCERNING THE MORAL LAW:<text:s text:c="1"/></text:span><text:span text:style-name="a745" text:class-names=""/></text:p>
          </draw:text-box>
          <svg:title/>
          <svg:desc/>
        </draw:frame>
        <draw:frame draw:id="id125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covenant (Deut. 5:1-5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commandments (Deut. 5:6-22; 6:1-9, 20-25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19" draw:style-name="a758" draw:master-page-name="Master1-Layout12-tx-Title-and-Text" presentation:presentation-page-layout-name="Master1-PPL12" draw:id="Slide-274">
        <draw:frame draw:id="id126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<text:s text:c="1"/>The commandments (Deut. 5:6-22; 6:1-9, 20-25)<text:s text:c="1"/></text:span><text:span text:style-name="a760" text:class-names=""/></text:p>
          </draw:text-box>
          <svg:title/>
          <svg:desc/>
        </draw:frame>
        <draw:frame draw:id="id127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record (Deut. 5:6-22; 6:1-5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responsibilities (Deut. 6:6-9, 20-2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2-tx-Title-and-Text" presentation:presentation-page-layout-name="Master1-PPL12" draw:id="Slide-275">
        <draw:frame draw:id="id128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CONCERNING THE MORAL LAW:<text:s text:c="1"/></text:span><text:span text:style-name="a775" text:class-names=""/></text:p>
          </draw:text-box>
          <svg:title/>
          <svg:desc/>
        </draw:frame>
        <draw:frame draw:id="id129" presentation:style-name="a793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covenant (Deut. 5:1-5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commandments (Deut. 5:6-22; 6:1-9, 20-2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chosen (nation) (Deut. 7:6-11; 9:1-6; 10:12-2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circumstances (Deut. 5:23-33; 9:7-10: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1" draw:style-name="a794" draw:master-page-name="Master1-Layout12-tx-Title-and-Text" presentation:presentation-page-layout-name="Master1-PPL12" draw:id="Slide-276">
        <draw:frame draw:id="id130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circumstances (Deut. 5:23-33; 9:7-10:5)<text:s text:c="1"/></text:span><text:span text:style-name="a796" text:class-names=""/></text:p>
          </draw:text-box>
          <svg:title/>
          <svg:desc/>
        </draw:frame>
        <draw:frame draw:id="id131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reception of the law (Deut. 5:23-3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rejection of the law (Deut. 9:7-2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2" draw:style-name="a809" draw:master-page-name="Master1-Layout12-tx-Title-and-Text" presentation:presentation-page-layout-name="Master1-PPL12" draw:id="Slide-277">
        <draw:frame draw:id="id132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<text:s text:c="1"/>The rejection of the law (Deut. 9:7-29):<text:s text:c="1"/></text:span><text:span text:style-name="a811" text:class-names=""/></text:p>
          </draw:text-box>
          <svg:title/>
          <svg:desc/>
        </draw:frame>
        <draw:frame draw:id="id133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At Mount Sinai (Deut. 9:7-21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In the wilderness (Deut. 9:22-29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3" draw:style-name="a824" draw:master-page-name="Master1-Layout12-tx-Title-and-Text" presentation:presentation-page-layout-name="Master1-PPL12" draw:id="Slide-278">
        <draw:frame draw:id="id134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<text:s text:c="1"/>The circumstances (Deut. 5:23-33; 9:7-10:5)<text:s text:c="1"/></text:span><text:span text:style-name="a826" text:class-names=""/></text:p>
          </draw:text-box>
          <svg:title/>
          <svg:desc/>
        </draw:frame>
        <draw:frame draw:id="id135" presentation:style-name="a841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reception of the law (Deut. 5:23-33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rejection of the law (Deut. 9:7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replacement of the law (Deut. 10:1-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4" draw:style-name="a842" draw:master-page-name="Master1-Layout13-twoColTx-Title-and-2-Column-Text" presentation:presentation-page-layout-name="Master1-PPL13" draw:id="Slide-279">
        <draw:frame draw:id="id136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CONCERNING THE MORAL LAW:<text:s text:c="1"/></text:span><text:span text:style-name="a844" text:class-names=""/></text:p>
          </draw:text-box>
          <svg:title/>
          <svg:desc/>
        </draw:frame>
        <draw:frame draw:id="id137" presentation:style-name="a862" draw:name="Text Placeholder 2" svg:x="1.38021in" svg:y="2in" svg:width="4.61632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covenant (Deut. 5:1-5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commandments (Deut. 5:6-22; 6:1-9, 20-25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chosen (nation) (Deut. 7:6-11; 9:1-6; 10:12-22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circumstances (Deut. 5:23-33; 9:7-10:5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  <draw:frame draw:id="id138" presentation:style-name="a881" draw:name="Text Placeholder 3" svg:x="6.16319in" svg:y="2in" svg:width="4.61632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choices (Deut. 10:6-9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confidence (Deut. 7:12-24; 11:22-32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aution (Deut. 6:10-19; 7:1-5, 25-26; 8:11-20; 11:16-1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untry (Deut. 8:7-10; 11:8-15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assion (Deut. 8:1-6; 10:10-11; 11:1-7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5" draw:style-name="a882" draw:master-page-name="Master1-Layout12-tx-Title-and-Text" presentation:presentation-page-layout-name="Master1-PPL12" draw:id="Slide-280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DEUTERONOMY 5-26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CONCERNING THE MORAL LAW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CONCERNING THE SOCIAL LAW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6" draw:style-name="a897" draw:master-page-name="Master1-Layout12-tx-Title-and-Text" presentation:presentation-page-layout-name="Master1-PPL12" draw:id="Slide-281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CONCERNING THE SOCIAL LAW:<text:s text:c="1"/></text:span><text:span text:style-name="a899" text:class-names=""/></text:p>
          </draw:text-box>
          <svg:title/>
          <svg:desc/>
        </draw:frame>
        <draw:frame draw:id="id142" presentation:style-name="a923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Animals (Deut. 22:6-7; 25:4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Building (Deut. 22: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Clothing (Deut. 22:5, 11-12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Dietary laws (Deut. 14:3-21; 15:19-20, 22-23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Divorce (Deut. 24:1-4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Domestic situations (Deut. 21:10-17; 22:13-30; 24:5; 25:5-12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7" draw:style-name="a924" draw:master-page-name="Master1-Layout12-tx-Title-and-Text" presentation:presentation-page-layout-name="Master1-PPL12" draw:id="Slide-282">
        <draw:frame draw:id="id143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Domestic situations (Deut. 21:10-17; 22:13-30; 24:5; 25:5-12)<text:s text:c="1"/></text:span><text:span text:style-name="a926" text:class-names=""/></text:p>
          </draw:text-box>
          <svg:title/>
          <svg:desc/>
        </draw:frame>
        <draw:frame draw:id="id144" presentation:style-name="a950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Captive wife (Deut. 21:10-14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Multiple wives (Deut. 21:15-17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Suspect wife (Deut. 22:13-30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New wife (Deut. 24:5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Widowed wife (Deut. 25:5-10):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Inappropriate wife (Deut. 25:11-12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28" draw:style-name="a951" draw:master-page-name="Master1-Layout13-twoColTx-Title-and-2-Column-Text" presentation:presentation-page-layout-name="Master1-PPL13" draw:id="Slide-283">
        <draw:frame draw:id="id14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CONCERNING THE SOCIAL LAW:<text:s text:c="1"/></text:span><text:span text:style-name="a953" text:class-names=""/></text:p>
          </draw:text-box>
          <svg:title/>
          <svg:desc/>
        </draw:frame>
        <draw:frame draw:id="id146" presentation:style-name="a974" draw:name="Text Placeholder 2" svg:x="1.38021in" svg:y="2in" svg:width="4.61632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Animals (Deut. 22:6-7; 25:4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Building (Deut. 22:8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Clothing (Deut. 22:5, 11-12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etary laws (Deut. 14:3-21; 15:19-20, 22-23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Divorce (Deut. 24:1-4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  <draw:frame draw:id="id147" presentation:style-name="a993" draw:name="Text Placeholder 3" svg:x="6.16319in" svg:y="2in" svg:width="4.61632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Domestic situations (Deut. 21:10-17; 22:13-30; 24:5; 25:5-12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Guilt (Deut. 24:16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Honesty (Deut. 25:13-16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Hygiene (Deut. 23:9-14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Idolatry (Deut. 13:1-14:2; 16:21-22; 17:2-7; 18:9-14, 20-22):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8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Idolatry (Deut. 13:1-14:2; 16:21-22; 17:2-7; 18:9-14, 20-22):</text:span><text:span text:style-name="a996" text:class-names=""/></text:p>
          </draw:text-box>
          <svg:title/>
          <svg:desc/>
        </draw:frame>
        <draw:frame draw:id="id149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The prophets (Deut. 13:1-18; 18:20-22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The perversions (Deut. 14:1-2; 16:21-22; 17:2-7; 18:9-14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3-twoColTx-Title-and-2-Column-Text" presentation:presentation-page-layout-name="Master1-PPL13" draw:id="Slide-285">
        <draw:frame draw:id="id150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CONCERNING THE SOCIAL LAW:<text:s text:c="1"/></text:span><text:span text:style-name="a1011" text:class-names=""/></text:p>
          </draw:text-box>
          <svg:title/>
          <svg:desc/>
        </draw:frame>
        <draw:frame draw:id="id151" presentation:style-name="a1038" draw:name="Text Placeholder 2" svg:x="1.38021in" svg:y="2in" svg:width="4.61632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Animals (Deut. 22:6-7; 25:4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Building (Deut. 22:8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Clothing (Deut. 22:5, 11-1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Dietary laws (Deut. 14:3-21; 15:19-20, 22-23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Divorce (Deut. 24:1-4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Domestic situations (Deut. 21:10-17; 22:13-30; 24:5; 25:5-12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Guilt (Deut. 24:16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  <draw:frame draw:id="id152" presentation:style-name="a1063" draw:name="Text Placeholder 3" svg:x="6.16319in" svg:y="2in" svg:width="4.61632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onesty (Deut. 25:13-16):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ygiene (Deut. 23:9-14):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<text:s text:c="1"/>Idolatry (Deut. 13:1-14:2; 16:21-22; 17:2-7; 18:9-14, 20-22):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Inquests (Deut. 21:1-9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Judges (Deut. 16:18-20; 17:8-13; 19:15-21; 25:1-3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Juvenile delinquency (Deut. 21:18-23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Kings (Deut. 17:14-20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1" draw:style-name="a1064" draw:master-page-name="Master1-Layout12-tx-Title-and-Text" presentation:presentation-page-layout-name="Master1-PPL12" draw:id="Slide-286">
        <draw:frame draw:id="id153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<text:s text:c="1"/>Kings (Deut. 17:14-20):<text:s text:c="1"/></text:span><text:span text:style-name="a1066" text:class-names=""/></text:p>
          </draw:text-box>
          <svg:title/>
          <svg:desc/>
        </draw:frame>
        <draw:frame draw:id="id154" presentation:style-name="a1087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must be an Israelite and not a foreigner (Deut. 17:1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not acquire great numbers of horses (Deut. 17:16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He must not take many wives (Deut. 17:17).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<text:s text:c="1"/>He must not accumulate large amounts of silver and gold (Deut. 17:17).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s text:c="1"/>He must read and obey the law of God daily (Deut. 17:19-20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32" draw:style-name="a1088" draw:master-page-name="Master1-Layout13-twoColTx-Title-and-2-Column-Text" presentation:presentation-page-layout-name="Master1-PPL13" draw:id="Slide-287">
        <draw:frame draw:id="id155" presentation:style-name="a1092" draw:name="Title 1" svg:x="1.38in" svg:y="0.4in" svg:width="10.6in" svg:height="1.44965in" presentation:class="title" presentation:placeholder="false">
          <draw:text-box>
            <text:p text:style-name="a1091" text:class-names="" text:cond-style-name=""><text:span text:style-name="a1089" text:class-names="">CONCERNING THE SOCIAL LAW:<text:s text:c="1"/></text:span><text:span text:style-name="a1090" text:class-names=""/></text:p>
          </draw:text-box>
          <svg:title/>
          <svg:desc/>
        </draw:frame>
        <draw:frame draw:id="id156" presentation:style-name="a1135" draw:name="Text Placeholder 2" svg:x="1.38021in" svg:y="2in" svg:width="4.61632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<text:s text:c="1"/>Animals (Deut. 22:6-7; 25:4):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Building (Deut. 22: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Clothing (Deut. 22:5, 11-12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Dietary laws (Deut. 14:3-21; 15:19-20, 22-23):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Divorce (Deut. 24:1-4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Domestic situations (Deut. 21:10-17; 22:13-30; 24:5; 25:5-12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Guilt (Deut. 24:16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Honesty (Deut. 25:13-16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Hygiene (Deut. 23:9-14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1"/>Idolatry (Deut. 13:1-14:2; 16:21-22; 17:2-7; 18:9-14, 20-22):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Inquests (Deut. 21:1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Judges (Deut. 16:18-20; 17:8-13; 19:15-21; 25:1-3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Juvenile delinquency (Deut. 21:18-23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  <draw:frame draw:id="id157" presentation:style-name="a1181" draw:name="Text Placeholder 3" svg:x="6.16319in" svg:y="2in" svg:width="4.61632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<text:s text:c="1"/>Kings (Deut. 17:14-20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Laborers (Deut. 24:14-15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Landmarks (Deut. 19:14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Leprosy (Deut. 24:8-9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Neighbors (Deut. 22:1-4; 23:24-25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<text:s text:c="1"/>Planting (Deut. 22:9-10):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1"/>Pledges (Deut. 24:6, 10-13, 17-18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Prostitution (Deut. 23:17-18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Retribution (Deut. 25:17-19):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Servants (Deut. 15:12-18; 23:15-16; 24:7):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ithes (Deut. 14:22-29; 26:12-15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Usury (Deut. 23:19-20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Vows (Deut. 23:21-23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Warfare (Deut. 20:1-20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33" draw:style-name="a1182" draw:master-page-name="Master1-Layout12-tx-Title-and-Text" presentation:presentation-page-layout-name="Master1-PPL12" draw:id="Slide-288">
        <draw:frame draw:id="id158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<text:s text:c="1"/>Warfare (Deut. 20:1-20):<text:s text:c="1"/></text:span><text:span text:style-name="a1184" text:class-names=""/></text:p>
          </draw:text-box>
          <svg:title/>
          <svg:desc/>
        </draw:frame>
        <draw:frame draw:id="id159" presentation:style-name="a1202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One who has just built a new home (Deut. 20:5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One who has just planted a vineyard (Deut. 20:6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<text:s text:c="1"/>One who has just become engaged (Deut. 20:7)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One who is terrified (Deut. 20:8)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</draw:page>
      <draw:page draw:name="Slide34" draw:style-name="a1203" draw:master-page-name="Master1-Layout13-twoColTx-Title-and-2-Column-Text" presentation:presentation-page-layout-name="Master1-PPL13" draw:id="Slide-289">
        <draw:frame draw:id="id160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CONCERNING THE SOCIAL LAW:<text:s text:c="1"/></text:span><text:span text:style-name="a1205" text:class-names=""/></text:p>
          </draw:text-box>
          <svg:title/>
          <svg:desc/>
        </draw:frame>
        <draw:frame draw:id="id161" presentation:style-name="a1253" draw:name="Text Placeholder 2" svg:x="1.38021in" svg:y="2in" svg:width="4.61632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Animals (Deut. 22:6-7; 25:4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Building (Deut. 22:8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<text:s text:c="1"/>Clothing (Deut. 22:5, 11-1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Dietary laws (Deut. 14:3-21; 15:19-20, 22-23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<text:s text:c="1"/>Divorce (Deut. 24:1-4):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Domestic situations (Deut. 21:10-17; 22:13-30; 24:5; 25:5-1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Guilt (Deut. 24:16):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Honesty (Deut. 25:13-16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Hygiene (Deut. 23:9-14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Idolatry (Deut. 13:1-14:2; 16:21-22; 17:2-7; 18:9-14, 20-22):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Inquests (Deut. 21:1-9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Judges (Deut. 16:18-20; 17:8-13; 19:15-21; 25:1-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Juvenile delinquency (Deut. 21:18-23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Kings (Deut. 17:14-2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  <draw:frame draw:id="id162" presentation:style-name="a1299" draw:name="Text Placeholder 3" svg:x="6.16319in" svg:y="2in" svg:width="4.61632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<text:s text:c="1"/>Laborers (Deut. 24:14-15):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<text:s text:c="1"/>Landmarks (Deut. 19:14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Leprosy (Deut. 24:8-9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<text:s text:c="1"/>Neighbors (Deut. 22:1-4; 23:24-25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<text:s text:c="1"/>Planting (Deut. 22:9-10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Pledges (Deut. 24:6, 10-13, 17-18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Prostitution (Deut. 23:17-18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Retribution (Deut. 25:17-19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Servants (Deut. 15:12-18; 23:15-16; 24:7):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<text:s text:c="1"/>Tithes (Deut. 14:22-29; 26:12-15):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Usury (Deut. 23:19-20):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Vows (Deut. 23:21-23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fare (Deut. 20:1-20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Welfare (Deut. 24:19-22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35" draw:style-name="a1300" draw:master-page-name="Master1-Layout12-tx-Title-and-Text" presentation:presentation-page-layout-name="Master1-PPL12" draw:id="Slide-290">
        <draw:frame draw:id="id163" presentation:style-name="a1304" draw:name="Title 1" svg:x="1.38in" svg:y="0.4in" svg:width="10.6in" svg:height="1.44965in" presentation:class="title" presentation:placeholder="false">
          <draw:text-box>
            <text:p text:style-name="a1303" text:class-names="" text:cond-style-name=""><text:span text:style-name="a1301" text:class-names="">DEUTERONOMY 5-26<text:s text:c="1"/></text:span><text:span text:style-name="a1302" text:class-names=""/></text:p>
          </draw:text-box>
          <svg:title/>
          <svg:desc/>
        </draw:frame>
        <draw:frame draw:id="id164" presentation:style-name="a1317" draw:name="Text Placeholder 2" svg:x="1.38in" svg:y="2in" svg:width="9.4in" svg:height="4.75868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CONCERNING THE MORAL LAW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CONCERNING THE SOCIAL LAW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CONCERNING THE RELIGIOUS LAW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</draw:page>
      <draw:page draw:name="Slide36" draw:style-name="a1318" draw:master-page-name="Master1-Layout1-title-Title-Slide" presentation:presentation-page-layout-name="Master1-PPL1" draw:id="Slide-291">
        <draw:frame draw:id="id165" presentation:style-name="a1322" draw:name="Title 1" svg:x="1.38in" svg:y="0.83in" svg:width="10.3in" svg:height="4.42in" presentation:class="title" presentation:placeholder="false">
          <draw:text-box>
            <text:p text:style-name="a1321" text:class-names="" text:cond-style-name=""><text:span text:style-name="a1319" text:class-names="">CONCERNING THE RELIGIOUS LAW:<text:s text:c="1"/></text:span><text:span text:style-name="a1320" text:class-names=""/></text:p>
          </draw:text-box>
          <svg:title/>
          <svg:desc/>
        </draw:frame>
        <draw:frame draw:id="id166" presentation:style-name="a1327" draw:name="Subtitle 2" svg:x="1.38in" svg:y="5.25in" svg:width="10.3in" svg:height="1.85in" presentation:class="subtitle" presentation:placeholder="false">
          <draw:text-box>
            <text:p text:style-name="a1324" text:class-names="" text:cond-style-name=""><text:span text:style-name="a1323" text:class-names=""><text:s text:c="1"/>Central sanctuary (Deut. 12:1-32; 23:1-8):<text:s text:c="1"/></text:span></text:p>
            <text:p text:style-name="a1326" text:class-names="" text:cond-style-name=""><text:span text:style-name="a1325" text:class-names=""/></text:p>
          </draw:text-box>
          <svg:title/>
          <svg:desc/>
        </draw:frame>
      </draw:page>
      <draw:page draw:name="Slide37" draw:style-name="a1328" draw:master-page-name="Master1-Layout12-tx-Title-and-Text" presentation:presentation-page-layout-name="Master1-PPL12" draw:id="Slide-292">
        <draw:frame draw:id="id167" presentation:style-name="a1332" draw:name="Title 1" svg:x="1.38in" svg:y="0.4in" svg:width="10.6in" svg:height="1.44965in" presentation:class="title" presentation:placeholder="false">
          <draw:text-box>
            <text:p text:style-name="a1331" text:class-names="" text:cond-style-name=""><text:span text:style-name="a1329" text:class-names=""><text:s text:c="1"/>Central sanctuary (Deut. 12:1-32; 23:1-8):<text:s text:c="1"/></text:span><text:span text:style-name="a1330" text:class-names=""/></text:p>
          </draw:text-box>
          <svg:title/>
          <svg:desc/>
        </draw:frame>
        <draw:frame draw:id="id168" presentation:style-name="a1342" draw:name="Text Placeholder 2" svg:x="1.38in" svg:y="2in" svg:width="9.4in" svg:height="4.7586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<text:s text:c="1"/>The place (Deut. 12:1-32):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The prohibitions (Deut. 23:1-8):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38" draw:style-name="a1343" draw:master-page-name="Master1-Layout12-tx-Title-and-Text" presentation:presentation-page-layout-name="Master1-PPL12" draw:id="Slide-293">
        <draw:frame draw:id="id169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The prohibitions (Deut. 23:1-8):<text:s text:c="1"/></text:span><text:span text:style-name="a1345" text:class-names=""/></text:p>
          </draw:text-box>
          <svg:title/>
          <svg:desc/>
        </draw:frame>
        <draw:frame draw:id="id170" presentation:style-name="a1363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An emasculated person (Deut. 23:1)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A person of illegitimate birth (Deut. 23:2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An Ammonite (Deut. 23:3)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A Moabite (Deut. 23:3)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39" draw:style-name="a1364" draw:master-page-name="Master1-Layout12-tx-Title-and-Text" presentation:presentation-page-layout-name="Master1-PPL12" draw:id="Slide-294">
        <draw:frame draw:id="id171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Central sanctuary (Deut. 12:1-32; 23:1-8):<text:s text:c="1"/></text:span><text:span text:style-name="a1366" text:class-names=""/></text:p>
          </draw:text-box>
          <svg:title/>
          <svg:desc/>
        </draw:frame>
        <draw:frame draw:id="id172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The place (Deut. 12:1-32):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The prohibitions (Deut. 23:1-8):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40" draw:style-name="a1379" draw:master-page-name="Master1-Layout12-tx-Title-and-Text" presentation:presentation-page-layout-name="Master1-PPL12" draw:id="Slide-295">
        <draw:frame draw:id="id173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CONCERNING THE RELIGIOUS LAW:<text:s text:c="1"/></text:span><text:span text:style-name="a1381" text:class-names=""/></text:p>
          </draw:text-box>
          <svg:title/>
          <svg:desc/>
        </draw:frame>
        <draw:frame draw:id="id174" presentation:style-name="a1396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Central sanctuary (Deut. 12:1-32; 23:1-8):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Cities of refuge (Deut. 19:1-13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Festivals (Deut. 16:1-17; 26:1-11)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41" draw:style-name="a1397" draw:master-page-name="Master1-Layout1-title-Title-Slide" presentation:presentation-page-layout-name="Master1-PPL1" draw:id="Slide-296">
        <draw:frame draw:id="id175" presentation:style-name="a1401" draw:name="Title 1" svg:x="1.38in" svg:y="0.83in" svg:width="10.3in" svg:height="4.42in" presentation:class="title" presentation:placeholder="false">
          <draw:text-box>
            <text:p text:style-name="a1400" text:class-names="" text:cond-style-name=""><text:span text:style-name="a1398" text:class-names=""><text:s text:c="1"/>Festivals (Deut. 16:1-17; 26:1-11)<text:s text:c="1"/></text:span><text:span text:style-name="a1399" text:class-names=""/></text:p>
          </draw:text-box>
          <svg:title/>
          <svg:desc/>
        </draw:frame>
        <draw:frame draw:id="id176" presentation:style-name="a1406" draw:name="Subtitle 2" svg:x="1.38in" svg:y="5.25in" svg:width="10.3in" svg:height="1.85in" presentation:class="subtitle" presentation:placeholder="false">
          <draw:text-box>
            <text:p text:style-name="a1403" text:class-names="" text:cond-style-name=""><text:span text:style-name="a1402" text:class-names=""><text:s text:c="1"/>The overview (Deut. 16:1-15; 26:1-11):<text:s text:c="1"/></text:span></text:p>
            <text:p text:style-name="a1405" text:class-names="" text:cond-style-name=""><text:span text:style-name="a1404" text:class-names=""/></text:p>
          </draw:text-box>
          <svg:title/>
          <svg:desc/>
        </draw:frame>
      </draw:page>
      <draw:page draw:name="Slide42" draw:style-name="a1407" draw:master-page-name="Master1-Layout12-tx-Title-and-Text" presentation:presentation-page-layout-name="Master1-PPL12" draw:id="Slide-297">
        <draw:frame draw:id="id177" presentation:style-name="a1411" draw:name="Title 1" svg:x="1.38in" svg:y="0.4in" svg:width="10.6in" svg:height="1.44965in" presentation:class="title" presentation:placeholder="false">
          <draw:text-box>
            <text:p text:style-name="a1410" text:class-names="" text:cond-style-name=""><text:span text:style-name="a1408" text:class-names=""><text:s text:c="1"/>The overview (Deut. 16:1-15; 26:1-11):<text:s text:c="1"/></text:span><text:span text:style-name="a1409" text:class-names=""/></text:p>
          </draw:text-box>
          <svg:title/>
          <svg:desc/>
        </draw:frame>
        <draw:frame draw:id="id178" presentation:style-name="a1427" draw:name="Text Placeholder 2" svg:x="1.38in" svg:y="2in" svg:width="9.4in" svg:height="4.7586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<text:s text:c="1"/>Passover/Festival of Unleavened Bread (Deut. 16:1-8) (see also Lev. 23:5-8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Festival of Harvest (Deut. 16:9-12) (see also Lev. 23:15-22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Festival of Shelters (Deut. 16:13-15) (see also Lev. 23:33-4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<text:s text:c="1"/>Festival of Firstfruits (Deut. 26:1-11) (see also Lev. 23:9-14)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</draw:text-box>
          <svg:title/>
          <svg:desc/>
        </draw:frame>
      </draw:page>
      <draw:page draw:name="Slide43" draw:style-name="a1428" draw:master-page-name="Master1-Layout12-tx-Title-and-Text" presentation:presentation-page-layout-name="Master1-PPL12" draw:id="Slide-298">
        <draw:frame draw:id="id179" presentation:style-name="a1432" draw:name="Title 1" svg:x="1.38in" svg:y="0.4in" svg:width="10.6in" svg:height="1.44965in" presentation:class="title" presentation:placeholder="false">
          <draw:text-box>
            <text:p text:style-name="a1431" text:class-names="" text:cond-style-name=""><text:span text:style-name="a1429" text:class-names=""><text:s text:c="1"/>Festivals (Deut. 16:1-17; 26:1-11)<text:s text:c="1"/></text:span><text:span text:style-name="a1430" text:class-names=""/></text:p>
          </draw:text-box>
          <svg:title/>
          <svg:desc/>
        </draw:frame>
        <draw:frame draw:id="id180" presentation:style-name="a1442" draw:name="Text Placeholder 2" svg:x="1.38in" svg:y="2in" svg:width="9.4in" svg:height="4.7586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<text:s text:c="1"/>The overview (Deut. 16:1-15; 26:1-11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<text:s text:c="1"/>The obligations (Deut. 16:16-17):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</draw:text-box>
          <svg:title/>
          <svg:desc/>
        </draw:frame>
      </draw:page>
      <draw:page draw:name="Slide44" draw:style-name="a1443" draw:master-page-name="Master1-Layout12-tx-Title-and-Text" presentation:presentation-page-layout-name="Master1-PPL12" draw:id="Slide-299">
        <draw:frame draw:id="id181" presentation:style-name="a1447" draw:name="Title 1" svg:x="1.38in" svg:y="0.4in" svg:width="10.6in" svg:height="1.44965in" presentation:class="title" presentation:placeholder="false">
          <draw:text-box>
            <text:p text:style-name="a1446" text:class-names="" text:cond-style-name=""><text:span text:style-name="a1444" text:class-names=""><text:s text:c="1"/>The obligations (Deut. 16:16-17):<text:s text:c="1"/></text:span><text:span text:style-name="a1445" text:class-names=""/></text:p>
          </draw:text-box>
          <svg:title/>
          <svg:desc/>
        </draw:frame>
        <draw:frame draw:id="id182" presentation:style-name="a1460" draw:name="Text Placeholder 2" svg:x="1.38in" svg:y="2in" svg:width="9.4in" svg:height="4.75868in" presentation:class="outline" presentation:placeholder="false">
          <draw:text-box>
            <text:list text:style-name="a1450">
              <text:list-item>
                <text:p text:style-name="a1449" text:class-names="" text:cond-style-name=""><text:span text:style-name="a1448" text:class-names=""><text:s text:c="1"/>Passover/Festival of Unleavened Bread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Festival of Harvest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Festival of Shelters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</draw:page>
      <draw:page draw:name="Slide45" draw:style-name="a1461" draw:master-page-name="Master1-Layout12-tx-Title-and-Text" presentation:presentation-page-layout-name="Master1-PPL12" draw:id="Slide-300">
        <draw:frame draw:id="id183" presentation:style-name="a1465" draw:name="Title 1" svg:x="1.38in" svg:y="0.4in" svg:width="10.6in" svg:height="1.44965in" presentation:class="title" presentation:placeholder="false">
          <draw:text-box>
            <text:p text:style-name="a1464" text:class-names="" text:cond-style-name=""><text:span text:style-name="a1462" text:class-names=""><text:s text:c="1"/>Festivals (Deut. 16:1-17; 26:1-11)<text:s text:c="1"/></text:span><text:span text:style-name="a1463" text:class-names=""/></text:p>
          </draw:text-box>
          <svg:title/>
          <svg:desc/>
        </draw:frame>
        <draw:frame draw:id="id184" presentation:style-name="a1475" draw:name="Text Placeholder 2" svg:x="1.38in" svg:y="2in" svg:width="9.4in" svg:height="4.7586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<text:s text:c="1"/>The overview (Deut. 16:1-15; 26:1-11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he obligations (Deut. 16:16-1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46" draw:style-name="a1476" draw:master-page-name="Master1-Layout13-twoColTx-Title-and-2-Column-Text" presentation:presentation-page-layout-name="Master1-PPL13" draw:id="Slide-301">
        <draw:frame draw:id="id185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CONCERNING THE RELIGIOUS LAW:<text:s text:c="1"/></text:span><text:span text:style-name="a1478" text:class-names=""/></text:p>
          </draw:text-box>
          <svg:title/>
          <svg:desc/>
        </draw:frame>
        <draw:frame draw:id="id186" presentation:style-name="a1496" draw:name="Text Placeholder 2" svg:x="1.38021in" svg:y="2in" svg:width="4.61632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Central sanctuary (Deut. 12:1-32; 23:1-8):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Cities of refuge (Deut. 19:1-13):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<text:s text:c="1"/>Festivals (Deut. 16:1-17; 26:1-11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 prophet (Deut. 18:15-19):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187" presentation:style-name="a1512" draw:name="Text Placeholder 3" svg:x="6.16319in" svg:y="2in" svg:width="4.61632in" svg:height="4.7586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<text:s text:c="1"/>Israel (Deut. 26:16-19):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1"/>Levites (Deut. 18:1-8):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<text:s text:c="1"/>Offerings (Deut. 15:21; 17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Sabbath year (Deut. 15:1-15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47" draw:style-name="a1513" draw:master-page-name="Master1-Layout12-tx-Title-and-Text" presentation:presentation-page-layout-name="Master1-PPL12" draw:id="Slide-302">
        <draw:frame draw:id="id188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DEUTERONOMY 5-26<text:s text:c="1"/></text:span><text:span text:style-name="a1515" text:class-names=""/></text:p>
          </draw:text-box>
          <svg:title/>
          <svg:desc/>
        </draw:frame>
        <draw:frame draw:id="id189" presentation:style-name="a1530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CONCERNING THE MORAL LAW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CONCERNING THE SOCIAL LAW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CONCERNING THE RELIGIOUS LAW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</draw:page>
      <draw:page draw:name="Slide48" draw:style-name="a1531" draw:master-page-name="Master1-Layout12-tx-Title-and-Text" presentation:presentation-page-layout-name="Master1-PPL12" draw:id="Slide-303">
        <draw:frame draw:id="id190" presentation:style-name="a1535" draw:name="Title 1" svg:x="1.38in" svg:y="0.4in" svg:width="10.6in" svg:height="1.44965in" presentation:class="title" presentation:placeholder="false">
          <draw:text-box>
            <text:p text:style-name="a1534" text:class-names="" text:cond-style-name=""><text:span text:style-name="a1532" text:class-names="">DEUTERONOMY 27-28<text:s text:c="1"/></text:span><text:span text:style-name="a1533" text:class-names=""/></text:p>
          </draw:text-box>
          <svg:title/>
          <svg:desc/>
        </draw:frame>
        <draw:frame draw:id="id191" presentation:style-name="a1545" draw:name="Text Placeholder 2" svg:x="1.38in" svg:y="2in" svg:width="9.4in" svg:height="4.75868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6" text:class-names="">THE COMMAND TO BUILD (Deut. 27:1-8):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THE COMMAND TO BROADCAST (Deut. 27:9-28:68):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</draw:page>
      <draw:page draw:name="Slide49" draw:style-name="a1546" draw:master-page-name="Master1-Layout1-title-Title-Slide" presentation:presentation-page-layout-name="Master1-PPL1" draw:id="Slide-304">
        <draw:frame draw:id="id192" presentation:style-name="a1550" draw:name="Title 1" svg:x="1.38in" svg:y="0.83in" svg:width="10.3in" svg:height="4.42in" presentation:class="title" presentation:placeholder="false">
          <draw:text-box>
            <text:p text:style-name="a1549" text:class-names="" text:cond-style-name=""><text:span text:style-name="a1547" text:class-names="">THE COMMAND TO BROADCAST (Deut. 27:9-28:68):<text:s text:c="1"/></text:span><text:span text:style-name="a1548" text:class-names=""/></text:p>
          </draw:text-box>
          <svg:title/>
          <svg:desc/>
        </draw:frame>
        <draw:frame draw:id="id193" presentation:style-name="a1555" draw:name="Subtitle 2" svg:x="1.38in" svg:y="5.25in" svg:width="10.3in" svg:height="1.85in" presentation:class="subtitle" presentation:placeholder="false">
          <draw:text-box>
            <text:p text:style-name="a1552" text:class-names="" text:cond-style-name=""><text:span text:style-name="a1551" text:class-names=""><text:s text:c="1"/>The curses for disobedience (Deut. 27:14-26; 28:15-68)<text:s text:c="1"/></text:span></text:p>
            <text:p text:style-name="a1554" text:class-names="" text:cond-style-name=""><text:span text:style-name="a1553" text:class-names=""/></text:p>
          </draw:text-box>
          <svg:title/>
          <svg:desc/>
        </draw:frame>
      </draw:page>
      <draw:page draw:name="Slide50" draw:style-name="a1556" draw:master-page-name="Master1-Layout1-title-Title-Slide" presentation:presentation-page-layout-name="Master1-PPL1" draw:id="Slide-305">
        <draw:frame draw:id="id194" presentation:style-name="a1560" draw:name="Title 1" svg:x="1.38in" svg:y="0.83in" svg:width="10.3in" svg:height="4.42in" presentation:class="title" presentation:placeholder="false">
          <draw:text-box>
            <text:p text:style-name="a1559" text:class-names="" text:cond-style-name=""><text:span text:style-name="a1557" text:class-names=""><text:s text:c="1"/>The curses for disobedience (Deut. 27:14-26; 28:15-68)<text:s text:c="1"/></text:span><text:span text:style-name="a1558" text:class-names=""/></text:p>
          </draw:text-box>
          <svg:title/>
          <svg:desc/>
        </draw:frame>
        <draw:frame draw:id="id195" presentation:style-name="a1565" draw:name="Subtitle 2" svg:x="1.38in" svg:y="5.25in" svg:width="10.3in" svg:height="1.85in" presentation:class="subtitle" presentation:placeholder="false">
          <draw:text-box>
            <text:p text:style-name="a1562" text:class-names="" text:cond-style-name=""><text:span text:style-name="a1561" text:class-names=""><text:s text:c="1"/>The reasons (Deut. 27:14-26):<text:s text:c="1"/></text:span></text:p>
            <text:p text:style-name="a1564" text:class-names="" text:cond-style-name=""><text:span text:style-name="a1563" text:class-names=""/></text:p>
          </draw:text-box>
          <svg:title/>
          <svg:desc/>
        </draw:frame>
      </draw:page>
      <draw:page draw:name="Slide51" draw:style-name="a1566" draw:master-page-name="Master1-Layout13-twoColTx-Title-and-2-Column-Text" presentation:presentation-page-layout-name="Master1-PPL13" draw:id="Slide-306">
        <draw:frame draw:id="id196" presentation:style-name="a1570" draw:name="Title 1" svg:x="1.38in" svg:y="0.4in" svg:width="10.6in" svg:height="1.44965in" presentation:class="title" presentation:placeholder="false">
          <draw:text-box>
            <text:p text:style-name="a1569" text:class-names="" text:cond-style-name=""><text:span text:style-name="a1567" text:class-names=""><text:s text:c="1"/>The reasons (Deut. 27:14-26):<text:s text:c="1"/></text:span><text:span text:style-name="a1568" text:class-names=""/></text:p>
          </draw:text-box>
          <svg:title/>
          <svg:desc/>
        </draw:frame>
        <draw:frame draw:id="id197" presentation:style-name="a1586" draw:name="Text Placeholder 2" svg:x="1.38021in" svg:y="2in" svg:width="4.61632in" svg:height="4.75868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71" text:class-names=""><text:s text:c="1"/>those who make idols (Deut. 27:15)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those who despise their parents (Deut. 27:16)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<text:s text:c="1"/>those who move boundary markers (Deut. 27:17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ose who lead the blind astray (Deut. 27: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  <draw:frame draw:id="id198" presentation:style-name="a1605" draw:name="Text Placeholder 3" svg:x="6.16319in" svg:y="2in" svg:width="4.61632in" svg:height="4.75868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><text:s text:c="1"/>those who are unjust to foreigners, orphans, or widows (Deut. 27:19)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<text:s text:c="1"/>those who commit incest of various sorts (Deut. 27:20, 22-23)<text:s text:c="1"/>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<text:s text:c="1"/>those who practice bestiality (Deut. 27:21)<text:s text:c="1"/>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1"/>those who commit murder or accept payment to do so (Deut. 27:24-25)<text:s text:c="1"/>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<text:s text:c="1"/>those who do not obey the law (Deut. 27:26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/></text:p>
              </text:list-item>
            </text:list>
          </draw:text-box>
          <svg:title/>
          <svg:desc/>
        </draw:frame>
      </draw:page>
      <draw:page draw:name="Slide52" draw:style-name="a1606" draw:master-page-name="Master1-Layout12-tx-Title-and-Text" presentation:presentation-page-layout-name="Master1-PPL12" draw:id="Slide-307">
        <draw:frame draw:id="id199" presentation:style-name="a1610" draw:name="Title 1" svg:x="1.38in" svg:y="0.4in" svg:width="10.6in" svg:height="1.44965in" presentation:class="title" presentation:placeholder="false">
          <draw:text-box>
            <text:p text:style-name="a1609" text:class-names="" text:cond-style-name=""><text:span text:style-name="a1607" text:class-names=""><text:s text:c="1"/>The curses for disobedience (Deut. 27:14-26; 28:15-68)<text:s text:c="1"/></text:span><text:span text:style-name="a1608" text:class-names=""/></text:p>
          </draw:text-box>
          <svg:title/>
          <svg:desc/>
        </draw:frame>
        <draw:frame draw:id="id200" presentation:style-name="a1620" draw:name="Text Placeholder 2" svg:x="1.38in" svg:y="2in" svg:width="9.4in" svg:height="4.75868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<text:s text:c="1"/>The reasons (Deut. 27:14-26):<text:s text:c="1"/>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<text:s text:c="1"/>The results (Deut. 28:15-68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</draw:text-box>
          <svg:title/>
          <svg:desc/>
        </draw:frame>
      </draw:page>
      <draw:page draw:name="Slide53" draw:style-name="a1621" draw:master-page-name="Master1-Layout12-tx-Title-and-Text" presentation:presentation-page-layout-name="Master1-PPL12" draw:id="Slide-308">
        <draw:frame draw:id="id201" presentation:style-name="a1625" draw:name="Title 1" svg:x="1.38in" svg:y="0.4in" svg:width="10.6in" svg:height="1.44965in" presentation:class="title" presentation:placeholder="false">
          <draw:text-box>
            <text:p text:style-name="a1624" text:class-names="" text:cond-style-name=""><text:span text:style-name="a1622" text:class-names=""><text:s text:c="1"/>The results (Deut. 28:15-68):<text:s text:c="1"/></text:span><text:span text:style-name="a1623" text:class-names=""/></text:p>
          </draw:text-box>
          <svg:title/>
          <svg:desc/>
        </draw:frame>
        <draw:frame draw:id="id202" presentation:style-name="a1635" draw:name="Text Placeholder 2" svg:x="1.38in" svg:y="2in" svg:width="9.4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<text:s text:c="1"/>Destruction in the land (Deut. 28:15-24, 26-31, 33-35, 38-48):<text:s text:c="1"/>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1"/>Dispersion from the land (Deut. 28:25, 32, 36-37, 48-68):<text:s text:c="1"/>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</draw:text-box>
          <svg:title/>
          <svg:desc/>
        </draw:frame>
      </draw:page>
      <draw:page draw:name="Slide54" draw:style-name="a1636" draw:master-page-name="Master1-Layout12-tx-Title-and-Text" presentation:presentation-page-layout-name="Master1-PPL12" draw:id="Slide-309">
        <draw:frame draw:id="id203" presentation:style-name="a1640" draw:name="Title 1" svg:x="1.38in" svg:y="0.4in" svg:width="10.6in" svg:height="1.44965in" presentation:class="title" presentation:placeholder="false">
          <draw:text-box>
            <text:p text:style-name="a1639" text:class-names="" text:cond-style-name=""><text:span text:style-name="a1637" text:class-names=""><text:s text:c="1"/>The curses for disobedience (Deut. 27:14-26; 28:15-68)<text:s text:c="1"/></text:span><text:span text:style-name="a1638" text:class-names=""/></text:p>
          </draw:text-box>
          <svg:title/>
          <svg:desc/>
        </draw:frame>
        <draw:frame draw:id="id204" presentation:style-name="a1650" draw:name="Text Placeholder 2" svg:x="1.38in" svg:y="2in" svg:width="9.4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The reasons (Deut. 27:14-26):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The results (Deut. 28:15-68):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/></text:p>
              </text:list-item>
            </text:list>
          </draw:text-box>
          <svg:title/>
          <svg:desc/>
        </draw:frame>
      </draw:page>
      <draw:page draw:name="Slide55" draw:style-name="a1651" draw:master-page-name="Master1-Layout12-tx-Title-and-Text" presentation:presentation-page-layout-name="Master1-PPL12" draw:id="Slide-310">
        <draw:frame draw:id="id205" presentation:style-name="a1655" draw:name="Title 1" svg:x="1.38in" svg:y="0.4in" svg:width="10.6in" svg:height="1.44965in" presentation:class="title" presentation:placeholder="false">
          <draw:text-box>
            <text:p text:style-name="a1654" text:class-names="" text:cond-style-name=""><text:span text:style-name="a1652" text:class-names="">THE COMMAND TO BROADCAST (Deut. 27:9-28:68):<text:s text:c="1"/></text:span><text:span text:style-name="a1653" text:class-names=""/></text:p>
          </draw:text-box>
          <svg:title/>
          <svg:desc/>
        </draw:frame>
        <draw:frame draw:id="id206" presentation:style-name="a1665" draw:name="Text Placeholder 2" svg:x="1.38in" svg:y="2in" svg:width="9.4in" svg:height="4.75868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<text:s text:c="1"/>The curses for disobedience (Deut. 27:14-26; 28:15-68)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<text:s text:c="1"/>The blessings for obedience (Deut. 28:1-14):<text:s text:c="1"/>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/></text:p>
              </text:list-item>
            </text:list>
          </draw:text-box>
          <svg:title/>
          <svg:desc/>
        </draw:frame>
      </draw:page>
      <draw:page draw:name="Slide56" draw:style-name="a1666" draw:master-page-name="Master1-Layout12-tx-Title-and-Text" presentation:presentation-page-layout-name="Master1-PPL12" draw:id="Slide-311">
        <draw:frame draw:id="id207" presentation:style-name="a1670" draw:name="Title 1" svg:x="1.38in" svg:y="0.4in" svg:width="10.6in" svg:height="1.44965in" presentation:class="title" presentation:placeholder="false">
          <draw:text-box>
            <text:p text:style-name="a1669" text:class-names="" text:cond-style-name=""><text:span text:style-name="a1667" text:class-names="">DEUTERONOMY 27-28<text:s text:c="1"/></text:span><text:span text:style-name="a1668" text:class-names=""/></text:p>
          </draw:text-box>
          <svg:title/>
          <svg:desc/>
        </draw:frame>
        <draw:frame draw:id="id208" presentation:style-name="a1680" draw:name="Text Placeholder 2" svg:x="1.38in" svg:y="2in" svg:width="9.4in" svg:height="4.75868in" presentation:class="outline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>THE COMMAND TO BUILD (Deut. 27:1-8):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THE COMMAND TO BROADCAST (Deut. 27:9-28:68):<text:s text:c="1"/>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/></text:p>
              </text:list-item>
            </text:list>
          </draw:text-box>
          <svg:title/>
          <svg:desc/>
        </draw:frame>
      </draw:page>
      <draw:page draw:name="Slide57" draw:style-name="a1681" draw:master-page-name="Master1-Layout12-tx-Title-and-Text" presentation:presentation-page-layout-name="Master1-PPL12" draw:id="Slide-312">
        <draw:frame draw:id="id209" presentation:style-name="a1685" draw:name="Title 1" svg:x="1.38in" svg:y="0.4in" svg:width="10.6in" svg:height="1.44965in" presentation:class="title" presentation:placeholder="false">
          <draw:text-box>
            <text:p text:style-name="a1684" text:class-names="" text:cond-style-name=""><text:span text:style-name="a1682" text:class-names="">DEUTERONOMY 29-30<text:s text:c="1"/></text:span><text:span text:style-name="a1683" text:class-names=""/></text:p>
          </draw:text-box>
          <svg:title/>
          <svg:desc/>
        </draw:frame>
        <draw:frame draw:id="id210" presentation:style-name="a1698" draw:name="Text Placeholder 2" svg:x="1.38in" svg:y="2in" svg:width="9.4in" svg:height="4.75868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6" text:class-names="">THE COVENANT (Deut. 29:1-29):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THE CHANGE (Deut. 30:1-10):<text:s text:c="1"/>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THE CHOICE (Deut. 30:11-20):<text:s text:c="1"/>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</draw:text-box>
          <svg:title/>
          <svg:desc/>
        </draw:frame>
      </draw:page>
      <draw:page draw:name="Slide58" draw:style-name="a1699" draw:master-page-name="Master1-Layout12-tx-Title-and-Text" presentation:presentation-page-layout-name="Master1-PPL12" draw:id="Slide-313">
        <draw:frame draw:id="id211" presentation:style-name="a1703" draw:name="Title 1" svg:x="1.38in" svg:y="0.4in" svg:width="10.6in" svg:height="1.44965in" presentation:class="title" presentation:placeholder="false">
          <draw:text-box>
            <text:p text:style-name="a1702" text:class-names="" text:cond-style-name=""><text:span text:style-name="a1700" text:class-names="">DEUTERONOMY 31-34<text:s text:c="1"/></text:span><text:span text:style-name="a1701" text:class-names=""/></text:p>
          </draw:text-box>
          <svg:title/>
          <svg:desc/>
        </draw:frame>
        <draw:frame draw:id="id212" presentation:style-name="a1716" draw:name="Text Placeholder 2" svg:x="1.38in" svg:y="2in" svg:width="9.4in" svg:height="4.75868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THE SETTING APART (Deut. 31:1-8, 14-15, 23):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THE SCRIPTURES (Deut. 31:9-13, 24-27):<text:s text:c="1"/>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THE SONG (Deut. 31:16-22, 28-30; 32:1-47)<text:s text:c="1"/>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</draw:text-box>
          <svg:title/>
          <svg:desc/>
        </draw:frame>
      </draw:page>
      <draw:page draw:name="Slide59" draw:style-name="a1717" draw:master-page-name="Master1-Layout1-title-Title-Slide" presentation:presentation-page-layout-name="Master1-PPL1" draw:id="Slide-314">
        <draw:frame draw:id="id213" presentation:style-name="a1721" draw:name="Title 1" svg:x="1.38in" svg:y="0.83in" svg:width="10.3in" svg:height="4.42in" presentation:class="title" presentation:placeholder="false">
          <draw:text-box>
            <text:p text:style-name="a1720" text:class-names="" text:cond-style-name=""><text:span text:style-name="a1718" text:class-names="">THE SONG (Deut. 31:16-22, 28-30; 32:1-47)<text:s text:c="1"/></text:span><text:span text:style-name="a1719" text:class-names=""/></text:p>
          </draw:text-box>
          <svg:title/>
          <svg:desc/>
        </draw:frame>
        <draw:frame draw:id="id214" presentation:style-name="a1726" draw:name="Subtitle 2" svg:x="1.38in" svg:y="5.25in" svg:width="10.3in" svg:height="1.85in" presentation:class="subtitle" presentation:placeholder="false">
          <draw:text-box>
            <text:p text:style-name="a1723" text:class-names="" text:cond-style-name=""><text:span text:style-name="a1722" text:class-names=""><text:s text:c="1"/>The crisis (Deut. 31:16-22, 28-30)<text:s text:c="1"/></text:span></text:p>
            <text:p text:style-name="a1725" text:class-names="" text:cond-style-name=""><text:span text:style-name="a1724" text:class-names=""/></text:p>
          </draw:text-box>
          <svg:title/>
          <svg:desc/>
        </draw:frame>
      </draw:page>
      <draw:page draw:name="Slide60" draw:style-name="a1727" draw:master-page-name="Master1-Layout12-tx-Title-and-Text" presentation:presentation-page-layout-name="Master1-PPL12" draw:id="Slide-315">
        <draw:frame draw:id="id215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<text:s text:c="1"/>The crisis (Deut. 31:16-22, 28-30)<text:s text:c="1"/></text:span><text:span text:style-name="a1729" text:class-names=""/></text:p>
          </draw:text-box>
          <svg:title/>
          <svg:desc/>
        </draw:frame>
        <draw:frame draw:id="id216" presentation:style-name="a1741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ord tells Moses (Deut. 31:16-22):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Moses tells Israel (Deut. 31:28-30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/></text:p>
              </text:list-item>
            </text:list>
          </draw:text-box>
          <svg:title/>
          <svg:desc/>
        </draw:frame>
      </draw:page>
      <draw:page draw:name="Slide61" draw:style-name="a1742" draw:master-page-name="Master1-Layout12-tx-Title-and-Text" presentation:presentation-page-layout-name="Master1-PPL12" draw:id="Slide-316">
        <draw:frame draw:id="id217" presentation:style-name="a1746" draw:name="Title 1" svg:x="1.38in" svg:y="0.4in" svg:width="10.6in" svg:height="1.44965in" presentation:class="title" presentation:placeholder="false">
          <draw:text-box>
            <text:p text:style-name="a1745" text:class-names="" text:cond-style-name=""><text:span text:style-name="a1743" text:class-names="">THE SONG (Deut. 31:16-22, 28-30; 32:1-47)<text:s text:c="1"/></text:span><text:span text:style-name="a1744" text:class-names=""/></text:p>
          </draw:text-box>
          <svg:title/>
          <svg:desc/>
        </draw:frame>
        <draw:frame draw:id="id218" presentation:style-name="a1756" draw:name="Text Placeholder 2" svg:x="1.38in" svg:y="2in" svg:width="9.4in" svg:height="4.75868in" presentation:class="outline" presentation:placeholder="false">
          <draw:text-box>
            <text:list text:style-name="a1749">
              <text:list-item>
                <text:p text:style-name="a1748" text:class-names="" text:cond-style-name=""><text:span text:style-name="a1747" text:class-names=""><text:s text:c="1"/>The crisis (Deut. 31:16-22, 28-30)<text:s text:c="1"/>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<text:s text:c="1"/>The contents (Deut. 32:1-43)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</draw:text-box>
          <svg:title/>
          <svg:desc/>
        </draw:frame>
      </draw:page>
      <draw:page draw:name="Slide62" draw:style-name="a1757" draw:master-page-name="Master1-Layout12-tx-Title-and-Text" presentation:presentation-page-layout-name="Master1-PPL12" draw:id="Slide-317">
        <draw:frame draw:id="id219" presentation:style-name="a1761" draw:name="Title 1" svg:x="1.38in" svg:y="0.4in" svg:width="10.6in" svg:height="1.44965in" presentation:class="title" presentation:placeholder="false">
          <draw:text-box>
            <text:p text:style-name="a1760" text:class-names="" text:cond-style-name=""><text:span text:style-name="a1758" text:class-names=""><text:s text:c="1"/>The contents (Deut. 32:1-43)<text:s text:c="1"/></text:span><text:span text:style-name="a1759" text:class-names=""/></text:p>
          </draw:text-box>
          <svg:title/>
          <svg:desc/>
        </draw:frame>
        <draw:frame draw:id="id220" presentation:style-name="a1774" draw:name="Text Placeholder 2" svg:x="1.38in" svg:y="2in" svg:width="9.4in" svg:height="4.75868in" presentation:class="outline" presentation:placeholder="false">
          <draw:text-box>
            <text:list text:style-name="a1764">
              <text:list-item>
                <text:p text:style-name="a1763" text:class-names="" text:cond-style-name=""><text:span text:style-name="a1762" text:class-names=""><text:s text:c="1"/>The greatness of God (Deut. 32:1-4, 39-42):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<text:s text:c="1"/>The grace of God (Deut. 32:5-14, 43):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grief of God (Deut. 32:15-38)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</draw:text-box>
          <svg:title/>
          <svg:desc/>
        </draw:frame>
      </draw:page>
      <draw:page draw:name="Slide63" draw:style-name="a1775" draw:master-page-name="Master1-Layout12-tx-Title-and-Text" presentation:presentation-page-layout-name="Master1-PPL12" draw:id="Slide-318">
        <draw:frame draw:id="id221" presentation:style-name="a1779" draw:name="Title 1" svg:x="1.38in" svg:y="0.4in" svg:width="10.6in" svg:height="1.44965in" presentation:class="title" presentation:placeholder="false">
          <draw:text-box>
            <text:p text:style-name="a1778" text:class-names="" text:cond-style-name=""><text:span text:style-name="a1776" text:class-names=""><text:s text:c="1"/>The grief of God (Deut. 32:15-38)<text:s text:c="1"/></text:span><text:span text:style-name="a1777" text:class-names=""/></text:p>
          </draw:text-box>
          <svg:title/>
          <svg:desc/>
        </draw:frame>
        <draw:frame draw:id="id222" presentation:style-name="a1789" draw:name="Text Placeholder 2" svg:x="1.38in" svg:y="2in" svg:width="9.4in" svg:height="4.75868in" presentation:class="outline" presentation:placeholder="false">
          <draw:text-box>
            <text:list text:style-name="a1782">
              <text:list-item>
                <text:p text:style-name="a1781" text:class-names="" text:cond-style-name=""><text:span text:style-name="a1780" text:class-names=""><text:s text:c="1"/>What Israel has done (Deut. 32:15-18, 28-29):<text:s text:c="1"/>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<text:s text:c="1"/>What the Lord will do (Deut. 32:19-27, 30-38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</draw:text-box>
          <svg:title/>
          <svg:desc/>
        </draw:frame>
      </draw:page>
      <draw:page draw:name="Slide64" draw:style-name="a1790" draw:master-page-name="Master1-Layout12-tx-Title-and-Text" presentation:presentation-page-layout-name="Master1-PPL12" draw:id="Slide-319">
        <draw:frame draw:id="id223" presentation:style-name="a1794" draw:name="Title 1" svg:x="1.38in" svg:y="0.4in" svg:width="10.6in" svg:height="1.44965in" presentation:class="title" presentation:placeholder="false">
          <draw:text-box>
            <text:p text:style-name="a1793" text:class-names="" text:cond-style-name=""><text:span text:style-name="a1791" text:class-names=""><text:s text:c="1"/>The contents (Deut. 32:1-43)<text:s text:c="1"/></text:span><text:span text:style-name="a1792" text:class-names=""/></text:p>
          </draw:text-box>
          <svg:title/>
          <svg:desc/>
        </draw:frame>
        <draw:frame draw:id="id224" presentation:style-name="a1807" draw:name="Text Placeholder 2" svg:x="1.38in" svg:y="2in" svg:width="9.4in" svg:height="4.75868in" presentation:class="outline" presentation:placeholder="false">
          <draw:text-box>
            <text:list text:style-name="a1797">
              <text:list-item>
                <text:p text:style-name="a1796" text:class-names="" text:cond-style-name=""><text:span text:style-name="a1795" text:class-names=""><text:s text:c="1"/>The greatness of God (Deut. 32:1-4, 39-4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<text:s text:c="1"/>The grace of God (Deut. 32:5-14, 43):<text:s text:c="1"/>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<text:s text:c="1"/>The grief of God (Deut. 32:15-38)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/></text:p>
              </text:list-item>
            </text:list>
          </draw:text-box>
          <svg:title/>
          <svg:desc/>
        </draw:frame>
      </draw:page>
      <draw:page draw:name="Slide65" draw:style-name="a1808" draw:master-page-name="Master1-Layout12-tx-Title-and-Text" presentation:presentation-page-layout-name="Master1-PPL12" draw:id="Slide-320">
        <draw:frame draw:id="id225" presentation:style-name="a1812" draw:name="Title 1" svg:x="1.38in" svg:y="0.4in" svg:width="10.6in" svg:height="1.44965in" presentation:class="title" presentation:placeholder="false">
          <draw:text-box>
            <text:p text:style-name="a1811" text:class-names="" text:cond-style-name=""><text:span text:style-name="a1809" text:class-names="">THE SONG (Deut. 31:16-22, 28-30; 32:1-47)<text:s text:c="1"/></text:span><text:span text:style-name="a1810" text:class-names=""/></text:p>
          </draw:text-box>
          <svg:title/>
          <svg:desc/>
        </draw:frame>
        <draw:frame draw:id="id226" presentation:style-name="a1825" draw:name="Text Placeholder 2" svg:x="1.38in" svg:y="2in" svg:width="9.4in" svg:height="4.75868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3" text:class-names=""><text:s text:c="1"/>The crisis (Deut. 31:16-22, 28-30)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contents (Deut. 32:1-43)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The challenge (Deut. 32:44-47):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</draw:text-box>
          <svg:title/>
          <svg:desc/>
        </draw:frame>
      </draw:page>
      <draw:page draw:name="Slide66" draw:style-name="a1826" draw:master-page-name="Master1-Layout12-tx-Title-and-Text" presentation:presentation-page-layout-name="Master1-PPL12" draw:id="Slide-321">
        <draw:frame draw:id="id227" presentation:style-name="a1830" draw:name="Title 1" svg:x="1.38in" svg:y="0.4in" svg:width="10.6in" svg:height="1.44965in" presentation:class="title" presentation:placeholder="false">
          <draw:text-box>
            <text:p text:style-name="a1829" text:class-names="" text:cond-style-name=""><text:span text:style-name="a1827" text:class-names="">DEUTERONOMY 31-34<text:s text:c="1"/></text:span><text:span text:style-name="a1828" text:class-names=""/></text:p>
          </draw:text-box>
          <svg:title/>
          <svg:desc/>
        </draw:frame>
        <draw:frame draw:id="id228" presentation:style-name="a1849" draw:name="Text Placeholder 2" svg:x="1.38in" svg:y="2in" svg:width="9.4in" svg:height="4.75868in" presentation:class="outline" presentation:placeholder="false">
          <draw:text-box>
            <text:list text:style-name="a1833">
              <text:list-item>
                <text:p text:style-name="a1832" text:class-names="" text:cond-style-name=""><text:span text:style-name="a1831" text:class-names="">THE SETTING APART (Deut. 31:1-8, 14-15, 23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THE SCRIPTURES (Deut. 31:9-13, 24-27):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THE SONG (Deut. 31:16-22, 28-30; 32:1-47)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THE SUMMONS (Deut. 32:48-52):<text:s text:c="1"/>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THE SUMMATION (Deut. 33:1-29):<text:s text:c="1"/>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/></text:p>
              </text:list-item>
            </text:list>
          </draw:text-box>
          <svg:title/>
          <svg:desc/>
        </draw:frame>
      </draw:page>
      <draw:page draw:name="Slide67" draw:style-name="a1850" draw:master-page-name="Master1-Layout13-twoColTx-Title-and-2-Column-Text" presentation:presentation-page-layout-name="Master1-PPL13" draw:id="Slide-322">
        <draw:frame draw:id="id229" presentation:style-name="a1854" draw:name="Title 1" svg:x="1.38in" svg:y="0.4in" svg:width="10.6in" svg:height="1.44965in" presentation:class="title" presentation:placeholder="false">
          <draw:text-box>
            <text:p text:style-name="a1853" text:class-names="" text:cond-style-name=""><text:span text:style-name="a1851" text:class-names="">THE SUMMATION (Deut. 33:1-29):<text:s text:c="1"/></text:span><text:span text:style-name="a1852" text:class-names=""/></text:p>
          </draw:text-box>
          <svg:title/>
          <svg:desc/>
        </draw:frame>
        <draw:frame draw:id="id230" presentation:style-name="a1873" draw:name="Text Placeholder 2" svg:x="1.38021in" svg:y="2in" svg:width="4.61632in" svg:height="4.75868in" presentation:class="outline" presentation:placeholder="false">
          <draw:text-box>
            <text:list text:style-name="a1857">
              <text:list-item>
                <text:p text:style-name="a1856" text:class-names="" text:cond-style-name=""><text:span text:style-name="a1855" text:class-names=""><text:s text:c="1"/>Reuben (Deut. 33:6):<text:s text:c="1"/>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8" text:class-names=""><text:s text:c="1"/>Judah (Deut. 33:7):<text:s text:c="1"/>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><text:s text:c="1"/>Levi (Deut. 33:8-11):<text:s text:c="1"/>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><text:s text:c="1"/>Benjamin (Deut. 33:12):<text:s text:c="1"/>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<text:s text:c="1"/>Joseph (Ephraim and Manasseh) (Deut. 33:13-17):<text:s text:c="1"/>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/></text:p>
              </text:list-item>
            </text:list>
          </draw:text-box>
          <svg:title/>
          <svg:desc/>
        </draw:frame>
        <draw:frame draw:id="id231" presentation:style-name="a1892" draw:name="Text Placeholder 3" svg:x="6.16319in" svg:y="2in" svg:width="4.61632in" svg:height="4.75868in" presentation:class="outline" presentation:placeholder="false">
          <draw:text-box>
            <text:list text:style-name="a1876">
              <text:list-item>
                <text:p text:style-name="a1875" text:class-names="" text:cond-style-name=""><text:span text:style-name="a1874" text:class-names=""><text:s text:c="1"/>Zebulun (Deut. 33:18-19):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><text:s text:c="1"/>Issachar (Deut. 33:18-19):<text:s text:c="1"/>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<text:s text:c="1"/>Gad (Deut. 33:20-21):<text:s text:c="1"/>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<text:s text:c="1"/>Naphtali (Deut. 33:23):<text:s text:c="1"/>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<text:s text:c="1"/>Asher (Deut. 33:24-2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</draw:text-box>
          <svg:title/>
          <svg:desc/>
        </draw:frame>
      </draw:page>
      <draw:page draw:name="Slide68" draw:style-name="a1893" draw:master-page-name="Master1-Layout13-twoColTx-Title-and-2-Column-Text" presentation:presentation-page-layout-name="Master1-PPL13" draw:id="Slide-323">
        <draw:frame draw:id="id232" presentation:style-name="a1897" draw:name="Title 1" svg:x="1.38in" svg:y="0.4in" svg:width="10.6in" svg:height="1.44965in" presentation:class="title" presentation:placeholder="false">
          <draw:text-box>
            <text:p text:style-name="a1896" text:class-names="" text:cond-style-name=""><text:span text:style-name="a1894" text:class-names="">DEUTERONOMY 31-34<text:s text:c="1"/></text:span><text:span text:style-name="a1895" text:class-names=""/></text:p>
          </draw:text-box>
          <svg:title/>
          <svg:desc/>
        </draw:frame>
        <draw:frame draw:id="id233" presentation:style-name="a1910" draw:name="Text Placeholder 2" svg:x="1.38021in" svg:y="2in" svg:width="4.61632in" svg:height="4.75868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98" text:class-names="">THE SETTING APART (Deut. 31:1-8, 14-15, 23):<text:s text:c="1"/>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THE SCRIPTURES (Deut. 31:9-13, 24-27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THE SONG (Deut. 31:16-22, 28-30; 32:1-47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</draw:text-box>
          <svg:title/>
          <svg:desc/>
        </draw:frame>
        <draw:frame draw:id="id234" presentation:style-name="a1926" draw:name="Text Placeholder 3" svg:x="6.16319in" svg:y="2in" svg:width="4.61632in" svg:height="4.75868in" presentation:class="outline" presentation:placeholder="false">
          <draw:text-box>
            <text:list text:style-name="a1913">
              <text:list-item>
                <text:p text:style-name="a1912" text:class-names="" text:cond-style-name=""><text:span text:style-name="a1911" text:class-names="">THE SUMMONS (Deut. 32:48-52):<text:s text:c="1"/>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THE SUMMATION (Deut. 33:1-29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THE SIGHT (Deut. 34:1-4):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THE SEPARATION (Deut. 34:5-9):<text:s text:c="1"/>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/></text:p>
              </text:list-item>
            </text:list>
          </draw:text-box>
          <svg:title/>
          <svg:desc/>
        </draw:frame>
      </draw:page>
      <draw:page draw:name="Slide69" draw:style-name="a1927" draw:master-page-name="Master1-Layout12-tx-Title-and-Text" presentation:presentation-page-layout-name="Master1-PPL12" draw:id="Slide-324">
        <draw:frame draw:id="id235" presentation:style-name="a1931" draw:name="Title 1" svg:x="1.38in" svg:y="0.4in" svg:width="10.6in" svg:height="1.44965in" presentation:class="title" presentation:placeholder="false">
          <draw:text-box>
            <text:p text:style-name="a1930" text:class-names="" text:cond-style-name=""><text:span text:style-name="a1928" text:class-names="">THE SEPARATION (Deut. 34:5-9):<text:s text:c="1"/></text:span><text:span text:style-name="a1929" text:class-names=""/></text:p>
          </draw:text-box>
          <svg:title/>
          <svg:desc/>
        </draw:frame>
        <draw:frame draw:id="id236" presentation:style-name="a1947" draw:name="Text Placeholder 2" svg:x="1.38in" svg:y="2in" svg:width="9.4in" svg:height="4.75868in" presentation:class="outlin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<text:s text:c="1"/>The location of his grave (Deut. 34:5-6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<text:s text:c="1"/>The length of his life (Deut. 34:7):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<text:s text:c="1"/>The lamentation over his death (Deut. 34:8):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<text:s text:c="1"/>The leader in his place (Deut. 34:9):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70" draw:style-name="a1948" draw:master-page-name="Master1-Layout13-twoColTx-Title-and-2-Column-Text" presentation:presentation-page-layout-name="Master1-PPL13" draw:id="Slide-325">
        <draw:frame draw:id="id237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DEUTERONOMY 31-34<text:s text:c="1"/></text:span><text:span text:style-name="a1950" text:class-names=""/></text:p>
          </draw:text-box>
          <svg:title/>
          <svg:desc/>
        </draw:frame>
        <draw:frame draw:id="id238" presentation:style-name="a1968" draw:name="Text Placeholder 2" svg:x="1.38021in" svg:y="2in" svg:width="4.61632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THE SETTING APART (Deut. 31:1-8, 14-15, 23):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THE SCRIPTURES (Deut. 31:9-13, 24-27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THE SONG (Deut. 31:16-22, 28-30; 32:1-47)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THE SUMMONS (Deut. 32:48-52):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</draw:text-box>
          <svg:title/>
          <svg:desc/>
        </draw:frame>
        <draw:frame draw:id="id239" presentation:style-name="a1984" draw:name="Text Placeholder 3" svg:x="6.16319in" svg:y="2in" svg:width="4.61632in" svg:height="4.75868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9" text:class-names="">THE SUMMATION (Deut. 33:1-29):<text:s text:c="1"/>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THE SIGHT (Deut. 34:1-4):<text:s text:c="1"/>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THE SEPARATION (Deut. 34:5-9):<text:s text:c="1"/>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THE SAINT (Deut. 34:10-12):<text:s text:c="1"/>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</draw:text-box>
          <svg:title/>
          <svg:desc/>
        </draw:frame>
      </draw:page>
      <draw:page draw:name="Slide71" draw:style-name="a1985" draw:master-page-name="Master1-Layout1-title-Title-Slide" presentation:presentation-page-layout-name="Master1-PPL1" draw:id="Slide-326">
        <draw:frame draw:id="id240" presentation:style-name="a1989" draw:name="Title 1" svg:x="1.38in" svg:y="0.83in" svg:width="10.3in" svg:height="4.42in" presentation:class="title" presentation:placeholder="false">
          <draw:text-box>
            <text:p text:style-name="a1988" text:class-names="" text:cond-style-name=""><text:span text:style-name="a1986" text:class-names="">Deuteronomy</text:span><text:span text:style-name="a1987" text:class-names=""/></text:p>
          </draw:text-box>
          <svg:title/>
          <svg:desc/>
        </draw:frame>
        <draw:frame draw:id="id241" presentation:style-name="a19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uteronomy</dc:title>
    <meta:initial-creator>David STRICKLAND</meta:initial-creator>
    <dc:creator>David STRICKLAND</dc:creator>
    <meta:creation-date>2020-02-22T19:26:23Z</meta:creation-date>
    <dc:date>2020-02-22T19:26:25Z</dc:date>
    <meta:template xlink:href="BibleStudy" xlink:type="simple"/>
    <meta:editing-cycles>1</meta:editing-cycles>
    <meta:editing-duration>PT1S</meta:editing-duration>
    <meta:document-statistic meta:paragraph-count="355" meta:word-count="3329"/>
  </office:meta>
</office:document-meta>
</file>